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20b8dd" officeooo:paragraph-rsid="0020b8dd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officeooo:rsid="0020b8dd" officeooo:paragraph-rsid="005263c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style="italic" officeooo:rsid="003796f7" officeooo:paragraph-rsid="005263c8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justify" style:justify-single-word="false" style:shadow="none"/>
      <style:text-properties officeooo:paragraph-rsid="003f0907"/>
    </style:style>
    <style:style style:name="P5" style:family="paragraph" style:parent-style-name="Standard">
      <style:paragraph-properties fo:line-height="115%" style:writing-mode="page"/>
      <style:text-properties style:font-name="Liberation Serif" fo:font-size="11pt" fo:font-weight="normal" officeooo:rsid="002a9ffa" officeooo:paragraph-rsid="002a9ff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style:writing-mode="page"/>
      <style:text-properties style:font-name="Liberation Serif" fo:font-size="11pt" fo:font-weight="normal" officeooo:rsid="002292e0" officeooo:paragraph-rsid="002292e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style:writing-mode="page"/>
      <style:text-properties style:font-name="Liberation Serif" fo:font-size="11pt" fo:font-weight="normal" officeooo:rsid="002292e0" officeooo:paragraph-rsid="0047604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15%" style:writing-mode="page"/>
      <style:text-properties style:font-name="Liberation Serif" fo:font-size="11pt" fo:font-weight="normal" officeooo:rsid="002292e0" officeooo:paragraph-rsid="0045b8a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15%" style:writing-mode="page"/>
      <style:text-properties style:font-name="Liberation Serif" fo:font-size="11pt" fo:font-weight="normal" officeooo:rsid="00228523" officeooo:paragraph-rsid="0041df2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15%" style:writing-mode="page"/>
      <style:text-properties style:font-name="Liberation Serif" fo:font-size="11pt" fo:font-weight="normal" officeooo:rsid="00228523" officeooo:paragraph-rsid="0044e90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15%" style:writing-mode="page"/>
      <style:text-properties style:font-name="Liberation Serif" fo:font-size="11pt" fo:font-weight="normal" officeooo:rsid="00228523" officeooo:paragraph-rsid="004a7708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 style:writing-mode="page"/>
      <style:text-properties style:font-name="Liberation Serif" fo:font-size="11pt" fo:font-weight="normal" officeooo:rsid="00228523" officeooo:paragraph-rsid="0022852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style:writing-mode="page"/>
      <style:text-properties style:font-name="Liberation Serif" fo:font-size="11pt" fo:font-weight="normal" officeooo:rsid="00266cd9" officeooo:paragraph-rsid="0041df2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style:writing-mode="page"/>
      <style:text-properties style:font-name="Liberation Serif" fo:font-size="11pt" fo:font-weight="normal" officeooo:rsid="002c7609" officeooo:paragraph-rsid="002c760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style:writing-mode="page"/>
      <style:text-properties style:font-name="Liberation Serif" fo:font-size="11pt" fo:font-weight="normal" officeooo:rsid="00246ef1" officeooo:paragraph-rsid="00474e94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style:writing-mode="page"/>
      <style:text-properties style:font-name="Liberation Serif" fo:font-size="11pt" fo:font-weight="normal" officeooo:rsid="0026ad8a" officeooo:paragraph-rsid="0026ad8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2pt" officeooo:rsid="0020b8dd" officeooo:paragraph-rsid="0020b8dd" style:font-size-asian="12pt" style:font-size-complex="12pt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5c515e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20b8dd" officeooo:paragraph-rsid="0053bc11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style="italic" fo:font-weight="bold" officeooo:rsid="0020b8dd" officeooo:paragraph-rsid="0020b8d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style="italic" officeooo:rsid="0020b8dd" officeooo:paragraph-rsid="0053bc11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20b8dd" officeooo:paragraph-rsid="0020b8dd" style:font-size-asian="10pt" style:font-size-complex="10pt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0pt" fo:font-style="italic" officeooo:rsid="0020b8dd" officeooo:paragraph-rsid="006e3e6d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line-height="115%" style:writing-mode="page"/>
      <style:text-properties style:font-name="Liberation Serif" fo:font-size="11pt" fo:font-weight="normal" officeooo:rsid="002292e0" officeooo:paragraph-rsid="00506a46" style:font-size-asian="11pt" style:font-size-complex="11pt"/>
    </style:style>
    <style:style style:name="P25" style:family="paragraph" style:parent-style-name="Standard">
      <style:paragraph-properties fo:line-height="200%" fo:text-align="justify" style:justify-single-word="false" style:shadow="none"/>
      <style:text-properties style:font-name="Liberation Serif" fo:font-size="16pt" officeooo:paragraph-rsid="005c515e" style:font-size-asian="16pt" style:font-size-complex="16pt"/>
    </style:style>
    <style:style style:name="T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iberation Serif" fo:font-size="12pt" fo:font-style="italic" officeooo:rsid="0020b8dd" style:font-size-asian="12pt" style:font-style-asian="italic" style:font-size-complex="12pt" style:font-style-complex="italic"/>
    </style:style>
    <style:style style:name="T3" style:family="text">
      <style:text-properties style:font-name="Liberation Serif" fo:font-size="12pt" fo:font-style="italic" officeooo:rsid="0068082a" style:font-size-asian="12pt" style:font-style-asian="italic" style:font-size-complex="12pt" style:font-style-complex="italic"/>
    </style:style>
    <style:style style:name="T4" style:family="text">
      <style:text-properties style:font-name="Liberation Serif" fo:font-size="12pt" fo:font-style="normal" style:text-underline-style="solid" style:text-underline-width="auto" style:text-underline-color="font-color" officeooo:rsid="0020b8dd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erif" fo:font-size="6pt" fo:font-style="italic" style:font-size-asian="6pt" style:font-style-asian="italic" style:font-size-complex="6pt" style:font-style-complex="italic"/>
    </style:style>
    <style:style style:name="T8" style:family="text">
      <style:text-properties officeooo:rsid="002292e0"/>
    </style:style>
    <style:style style:name="T9" style:family="text">
      <style:text-properties officeooo:rsid="0027d104"/>
    </style:style>
    <style:style style:name="T10" style:family="text">
      <style:text-properties officeooo:rsid="003796f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301e6" style:font-style-asian="italic" style:font-style-complex="italic"/>
    </style:style>
    <style:style style:name="T13" style:family="text">
      <style:text-properties fo:font-style="italic" officeooo:rsid="003796f7" style:font-style-asian="italic" style:font-style-complex="italic"/>
    </style:style>
    <style:style style:name="T14" style:family="text">
      <style:text-properties fo:font-style="italic" officeooo:rsid="00246ef1" style:font-style-asian="italic" style:font-style-complex="italic"/>
    </style:style>
    <style:style style:name="T15" style:family="text">
      <style:text-properties fo:font-style="italic" officeooo:rsid="002292e0" style:font-style-asian="italic" style:font-style-complex="italic"/>
    </style:style>
    <style:style style:name="T16" style:family="text">
      <style:text-properties fo:font-style="italic" officeooo:rsid="002cb289" style:font-style-asian="italic" style:font-style-complex="italic"/>
    </style:style>
    <style:style style:name="T17" style:family="text">
      <style:text-properties fo:font-style="italic" style:font-style-asian="italic" style:font-weight-asian="normal" style:font-style-complex="italic" style:font-weight-complex="normal"/>
    </style:style>
    <style:style style:name="T18" style:family="text">
      <style:text-properties officeooo:rsid="0045b8a4"/>
    </style:style>
    <style:style style:name="T19" style:family="text">
      <style:text-properties fo:color="#9900ff" style:font-name="Liberation Serif" fo:font-size="16pt" style:font-size-asian="16pt" style:font-size-complex="16pt"/>
    </style:style>
    <style:style style:name="T20" style:family="text">
      <style:text-properties fo:color="#9900ff" style:font-name="Liberation Serif" fo:font-size="16pt" officeooo:rsid="0045b8a4" style:font-size-asian="16pt" style:font-size-complex="16pt"/>
    </style:style>
    <style:style style:name="T21" style:family="text">
      <style:text-properties fo:color="#9900ff" style:font-name="Liberation Serif" officeooo:rsid="02c8594a"/>
    </style:style>
    <style:style style:name="T22" style:family="text">
      <style:text-properties style:use-window-font-color="true" style:font-name="Liberation Serif" fo:font-size="16pt" style:font-size-asian="16pt" style:font-size-complex="16pt"/>
    </style:style>
    <style:style style:name="T23" style:family="text">
      <style:text-properties style:use-window-font-color="true" style:font-name="Liberation Serif" officeooo:rsid="02c8594a"/>
    </style:style>
    <style:style style:name="T24" style:family="text">
      <style:text-properties style:use-window-font-color="true" style:font-name="Liberation Serif" officeooo:rsid="0068e53d"/>
    </style:style>
    <style:style style:name="T25" style:family="text">
      <style:text-properties style:use-window-font-color="true" style:font-name="Liberation Serif" fo:font-weight="bold" officeooo:rsid="006cff63" style:font-weight-asian="bold" style:font-weight-complex="bold"/>
    </style:style>
    <style:style style:name="T26" style:family="text">
      <style:text-properties style:use-window-font-color="true" style:font-name="Liberation Serif" officeooo:rsid="006cff63"/>
    </style:style>
    <style:style style:name="T27" style:family="text">
      <style:text-properties style:use-window-font-color="true" style:font-name="Liberation Serif" officeooo:rsid="006cff63" loext:padding="0.049cm" loext:border="0.06pt dotted #000000" loext:shadow="none"/>
    </style:style>
    <style:style style:name="T28" style:family="text">
      <style:text-properties style:use-window-font-color="true" style:font-name="Liberation Serif" style:text-underline-style="dotted" style:text-underline-width="auto" style:text-underline-color="font-color" fo:font-weight="bold" officeooo:rsid="000a00f2" style:font-weight-asian="bold" style:font-weight-complex="bold"/>
    </style:style>
    <style:style style:name="T29" style:family="text">
      <style:text-properties style:use-window-font-color="true" style:font-name="Liberation Serif" officeooo:rsid="000a00f2"/>
    </style:style>
    <style:style style:name="T30" style:family="text">
      <style:text-properties fo:color="#00ccff" style:font-name="Liberation Serif" fo:font-size="16pt" style:font-size-asian="16pt" style:font-size-complex="16pt"/>
    </style:style>
    <style:style style:name="T31" style:family="text">
      <style:text-properties fo:color="#00ccff" style:font-name="Liberation Serif" officeooo:rsid="02c8594a"/>
    </style:style>
    <style:style style:name="T32" style:family="text">
      <style:text-properties fo:color="#ff3333" style:font-name="Liberation Serif" fo:font-size="16pt" style:font-size-asian="16pt" style:font-size-complex="16pt"/>
    </style:style>
    <style:style style:name="T33" style:family="text">
      <style:text-properties fo:color="#ff3333" style:font-name="Liberation Serif" officeooo:rsid="02c8594a"/>
    </style:style>
    <style:style style:name="T34" style:family="text">
      <style:text-properties fo:color="#009933" style:font-name="Liberation Serif" officeooo:rsid="02c8594a"/>
    </style:style>
    <style:style style:name="T35" style:family="text">
      <style:text-properties fo:color="#0000a8" style:font-name="Liberation Serif" officeooo:rsid="0068e53d"/>
    </style:style>
    <style:style style:name="T36" style:family="text">
      <style:text-properties fo:color="#ff7f00" style:font-name="Liberation Serif" officeooo:rsid="02c8594a"/>
    </style:style>
    <style:style style:name="T37" style:family="text">
      <style:text-properties fo:color="#000080" style:font-name="Liberation Serif" fo:font-size="16pt" style:font-size-asian="16pt" style:font-size-complex="16pt"/>
    </style:style>
    <style:style style:name="T38" style:family="text">
      <style:text-properties fo:font-weight="normal" officeooo:rsid="002292e0" style:font-weight-asian="normal" style:font-weight-complex="normal"/>
    </style:style>
    <style:style style:name="T39" style:family="text">
      <style:text-properties officeooo:rsid="006301e6"/>
    </style:style>
    <style:style style:name="T40" style:family="text">
      <style:text-properties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n animal <text:span text:style-name="T9">singulier</text:span>: le crocodile</text:p>
      <text:p text:style-name="P20"/>
      <text:p text:style-name="P19"><text:span text:style-name="T1">(Pline l’Ancien, </text:span><text:span text:style-name="T3">Histoire Naturelle, </text:span><text:span text:style-name="T1">8.37) </text:span><text:a xlink:type="simple" xlink:href="http://penelope.uchicago.edu/Th" text:style-name="Internet_20_link" text:visited-style-name="Visited_20_Internet_20_Link"><text:span text:style-name="T7">http://penelope.uchicago.edu/Th</text:span></text:a><text:a xlink:type="simple" xlink:href="http://penelope.uchicago.edu/Thayer/L/Roman/Texts/Pliny_the_Elder/8*.html" text:style-name="Internet_20_link" text:visited-style-name="Visited_20_Internet_20_Link"><text:span text:style-name="T7">ayer/L/Roman/Texts/Pliny_the_Elder/8*.html</text:span></text:a><text:span text:style-name="T7"> </text:span></text:p>
      <text:p text:style-name="P21"/>
      <text:p text:style-name="P23"><text:span text:style-name="T21">nominatif </text:span><text:span text:style-name="T23">; <text:s/></text:span><text:span text:style-name="T36">vocatif </text:span><text:span text:style-name="T23">; <text:s/></text:span><text:span text:style-name="T31">accusatif </text:span><text:span text:style-name="T23">; <text:s/></text:span><text:span text:style-name="T33">génitif</text:span><text:span text:style-name="T23"> ; <text:s/></text:span><text:span text:style-name="T34">datif</text:span><text:span text:style-name="T23"> ;</text:span><text:span text:style-name="T24"> </text:span><text:span text:style-name="T35">ablatif </text:span><text:span text:style-name="T24">; </text:span><text:span text:style-name="T25">verbes</text:span><text:span text:style-name="T26"> ; </text:span><text:span text:style-name="T28">verbes non conjugués</text:span><text:span text:style-name="T29"> ; </text:span><text:span text:style-name="T27">groupe prépositionnel</text:span></text:p>
      <text:p text:style-name="P22"/>
      <text:p text:style-name="P25"><text:tab/>Crocodīlum habet Nīlus, quadripēs* malum et terrā pariter ac flūmine īnfēstum ; ūnum h<text:span text:style-name="T18">o</text:span>c animal terrestre linguæ ūsū caret, ūnum superiōre mōbilī māxillā imprimit morsum.</text:p>
      <text:p text:style-name="P18"><text:span text:style-name="T2"><text:tab/><text:tab/><text:tab/><text:tab/><text:tab/><text:tab/><text:tab/><text:tab/>(Pline l’Ancien, </text:span><text:span text:style-name="T4">Histoire Naturelle</text:span><text:span text:style-name="T2">, 8.37)</text:span></text:p>
      <text:p text:style-name="P4"><text:span text:style-name="T5"><text:tab/></text:span><text:span text:style-name="T30">Crocodīlum</text:span><text:span text:style-name="T5"> </text:span><text:span text:style-name="T6">habet</text:span><text:span text:style-name="T5"> </text:span><text:span text:style-name="T19">Nīlus</text:span><text:span text:style-name="T5">, </text:span><text:span text:style-name="T30">quadripēs</text:span><text:span text:style-name="T5">* </text:span><text:span text:style-name="T30">malum</text:span><text:span text:style-name="T5"> et </text:span><text:span text:style-name="T37">terrā</text:span><text:span text:style-name="T5"> pariter ac </text:span><text:span text:style-name="T37">flūmine</text:span><text:span text:style-name="T5"> </text:span><text:span text:style-name="T30">īnfēstum</text:span><text:span text:style-name="T5"> ; </text:span><text:span text:style-name="T19">ūnum</text:span><text:span text:style-name="T5"> </text:span><text:span text:style-name="T19">h</text:span><text:span text:style-name="T20">o</text:span><text:span text:style-name="T19">c</text:span><text:span text:style-name="T22">**</text:span><text:span text:style-name="T19"> animal</text:span><text:span text:style-name="T5"> </text:span><text:span text:style-name="T19">terrestre</text:span><text:span text:style-name="T5"> </text:span><text:span text:style-name="T32">linguæ</text:span><text:span text:style-name="T5"> </text:span><text:span text:style-name="T37">ūsū</text:span><text:span text:style-name="T5"> </text:span><text:span text:style-name="T6">caret</text:span><text:span text:style-name="T5">, </text:span><text:span text:style-name="T19">ūnum</text:span><text:span text:style-name="T5"> </text:span><text:span text:style-name="T37">superiōre</text:span><text:span text:style-name="T5"> </text:span><text:span text:style-name="T37">mōbilī</text:span><text:span text:style-name="T5"> </text:span><text:span text:style-name="T37">māxillā</text:span><text:span text:style-name="T5"> </text:span><text:span text:style-name="T6">imprimit</text:span><text:span text:style-name="T5"> </text:span><text:span text:style-name="T30">morsum</text:span><text:span text:style-name="T5">.</text:span></text:p>
      <text:p text:style-name="P2">* <text:span text:style-name="T10">quadrip</text:span><text:span text:style-name="T38">ē</text:span><text:span text:style-name="T10">s : </text:span><text:span text:style-name="T13">adjectif utilisé ici dans un sens scientifique, celui d’un nom neutre signifiant « quadrupède »</text:span></text:p>
      <text:p text:style-name="P3"/>
      <text:p text:style-name="P2">** <text:span text:style-name="T39">hoc </text:span><text:span text:style-name="T12">: forme neutre (ici au nominatif singulier) de</text:span><text:span text:style-name="T39"> hic, hæc, hoc</text:span></text:p>
      <text:p text:style-name="P17"/>
      <text:p text:style-name="P5"/>
      <text:p text:style-name="P5">ac <text:tab/><text:tab/><text:tab/><text:tab/><text:tab/><text:tab/><text:span text:style-name="T11">: et</text:span></text:p>
      <text:p text:style-name="P6">animal, animalis n.<text:tab/><text:tab/><text:tab/><text:tab/><text:span text:style-name="T11">: un animal</text:span></text:p>
      <text:p text:style-name="P7">careo, carēs, carēre, caruī, -<text:tab/><text:tab/><text:tab/><text:span text:style-name="T11">: </text:span><text:span text:style-name="T14">être privé de + abl.</text:span></text:p>
      <text:p text:style-name="P9">crocodīlus, crocodīlī m.<text:tab/><text:tab/><text:tab/><text:tab/><text:span text:style-name="T11">: le crocodile</text:span></text:p>
      <text:p text:style-name="P10">flūmen, flūminis n.<text:tab/><text:tab/><text:tab/><text:tab/><text:span text:style-name="T11">: le fleuve</text:span></text:p>
      <text:p text:style-name="P11">habeo, <text:span text:style-name="T8">ē</text:span>s, hab<text:span text:style-name="T8">ē</text:span>re, habu<text:span text:style-name="T8">ī</text:span>, habitum<text:tab/><text:tab/><text:span text:style-name="T11">: avoir</text:span></text:p>
      <text:p text:style-name="P6">hic, hæc, hoc<text:tab/><text:tab/><text:tab/><text:tab/><text:tab/><text:span text:style-name="T11">: celui-ci, celle-ci</text:span></text:p>
      <text:p text:style-name="P13">imprimo, imprimis, imprimere, impressī<text:tab/><text:span text:style-name="T11">: appuyer sur, presser</text:span></text:p>
      <text:p text:style-name="P10">īnfēstus, īnfēsta, īnfēstum<text:tab/><text:tab/><text:tab/><text:span text:style-name="T11">: </text:span><text:span text:style-name="T15">hostile</text:span></text:p>
      <text:p text:style-name="P6">lingua, linguæ f.<text:tab/><text:tab/><text:tab/><text:tab/><text:span text:style-name="T11">: la langue</text:span></text:p>
      <text:p text:style-name="P14">malus, mala, malum<text:tab/><text:tab/><text:tab/><text:tab/><text:span text:style-name="T11">: mauvais</text:span></text:p>
      <text:p text:style-name="P15">māxilla, māxillæ f.<text:tab/><text:tab/><text:tab/><text:tab/><text:span text:style-name="T11">: la mâchoire</text:span></text:p>
      <text:p text:style-name="P15">mōbilis, mōbilis, mōbile <text:tab/><text:tab/><text:tab/><text:span text:style-name="T11">: mobile</text:span></text:p>
      <text:p text:style-name="P16">morsus, morsus m.<text:tab/><text:tab/><text:tab/><text:tab/><text:span text:style-name="T11">: la morsure</text:span></text:p>
      <text:p text:style-name="P9">Nīlus, Nīlī m.<text:tab/><text:tab/><text:tab/><text:tab/><text:tab/><text:span text:style-name="T11">: le Nil</text:span></text:p>
      <text:p text:style-name="P12">pariter<text:tab/><text:tab/><text:tab/><text:tab/><text:tab/><text:tab/><text:span text:style-name="T11">: également</text:span></text:p>
      <text:p text:style-name="P9">quadripēs, quadripedis<text:tab/><text:tab/><text:tab/><text:tab/><text:span text:style-name="T11">: qui a </text:span><text:span text:style-name="T16">quatre</text:span><text:span text:style-name="T11"> pieds</text:span></text:p>
      <text:p text:style-name="P15">superior, superiōris<text:tab/><text:tab/><text:tab/><text:tab/><text:span text:style-name="T11">: supérieur</text:span></text:p>
      <text:p text:style-name="P12">terra, terræ f.<text:tab/><text:tab/><text:tab/><text:tab/><text:tab/><text:span text:style-name="T11">: la terre</text:span></text:p>
      <text:p text:style-name="P6">terrestris, terrestris, terrestre<text:tab/><text:tab/><text:tab/><text:span text:style-name="T11">: terrestre</text:span></text:p>
      <text:p text:style-name="P8">ūnus, ūna, ūnum<text:tab/><text:tab/><text:tab/><text:tab/><text:span text:style-name="T11">: un seul</text:span></text:p>
      <text:p text:style-name="P24"><text:span text:style-name="T40">usus, usūs m.<text:tab/><text:tab/><text:tab/><text:tab/><text:tab/></text:span><text:span text:style-name="T17">: l’emploi, l’us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6:50:23.224770540</meta:creation-date>
    <dc:date>2020-10-14T23:00:52.653377462</dc:date>
    <meta:editing-duration>PT4H39M5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46" meta:character-count="1639" meta:non-whitespace-character-count="1341"/>
  </office:meta>
</office:document-meta>
</file>